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1.4575in"/>
    </style:style>
    <style:style style:name="co6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9862in" svg:height="7.1114in" svg:x="12.0665in" svg:y="0.1567in">
            <draw:object draw:notify-on-update-of-ranges="Sheet1.A1:Sheet1.A1 Sheet1.A2:Sheet1.A13 Sheet1.B1:Sheet1.B1 Sheet1.B2:Sheet1.B13 Sheet1.C1:Sheet1.C1 Sheet1.C2:Sheet1.C13 Sheet1.D1:Sheet1.D1 Sheet1.D2:Sheet1.D13 Sheet1.E1:Sheet1.E1 Sheet1.E2:Sheet1.E13 Sheet1.F1:Sheet1.F1 Sheet1.F2:Sheet1.F13 Sheet1.G1:Sheet1.G1 Sheet1.G2:Sheet1.G13 Sheet1.H1:Sheet1.H1 Sheet1.H2:Sheet1.H13 Sheet1.I1:Sheet1.I1 Sheet1.I2:Sheet1.I13 Sheet1.J1:Sheet1.J1 Sheet1.J2:Sheet1.J13 Sheet1.K1:Sheet1.K1 Sheet1.K2:Sheet1.K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9535in" svg:height="5.5634in" svg:x="12.0776in" svg:y="7.5193in">
            <draw:object draw:notify-on-update-of-ranges="Sheet1.A52:Sheet1.A52 Sheet1.A53:Sheet1.A64 Sheet1.B52:Sheet1.B52 Sheet1.B53:Sheet1.B64 Sheet1.C52:Sheet1.C52 Sheet1.C53:Sheet1.C64 Sheet1.D52:Sheet1.D52 Sheet1.D53:Sheet1.D64 Sheet1.E52:Sheet1.E52 Sheet1.E53:Sheet1.E64 Sheet1.F52:Sheet1.F52 Sheet1.F53:Sheet1.F64 Sheet1.G52:Sheet1.G52 Sheet1.G53:Sheet1.G64 Sheet1.H52:Sheet1.H52 Sheet1.H53:Sheet1.H64 Sheet1.I52:Sheet1.I52 Sheet1.I53:Sheet1.I6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elikost</text:p>
          </table:table-cell>
          <table:table-cell office:value-type="string" calcext:value-type="string">
            <text:p>Bruteforce</text:p>
          </table:table-cell>
          <table:table-cell office:value-type="string" calcext:value-type="string">
            <text:p>B&amp;B</text:p>
          </table:table-cell>
          <table:table-cell office:value-type="string" calcext:value-type="string">
            <text:p>Dynam. (cycle)</text:p>
          </table:table-cell>
          <table:table-cell office:value-type="string" calcext:value-type="string">
            <text:p>Dynam. (rec)</text:p>
          </table:table-cell>
          <table:table-cell office:value-type="string" calcext:value-type="string">
            <text:p>FPTAS e=0</text:p>
          </table:table-cell>
          <table:table-cell office:value-type="string" calcext:value-type="string">
            <text:p>FPTAS e=0.1</text:p>
          </table:table-cell>
          <table:table-cell office:value-type="string" calcext:value-type="string">
            <text:p>FPTAS e=0.25</text:p>
          </table:table-cell>
          <table:table-cell office:value-type="string" calcext:value-type="string">
            <text:p>FPTAS e=0.5</text:p>
          </table:table-cell>
          <table:table-cell table:style-name="ce1" office:value-type="string" calcext:value-type="string">
            <text:p>FPTAS e=0.75</text:p>
          </table:table-cell>
          <table:table-cell office:value-type="string" calcext:value-type="string">
            <text:p>Heuristi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222" calcext:value-type="float">
            <text:p>0.002222</text:p>
          </table:table-cell>
          <table:table-cell office:value-type="float" office:value="0.003745" calcext:value-type="float">
            <text:p>0.003745</text:p>
          </table:table-cell>
          <table:table-cell office:value-type="float" office:value="0.049746" calcext:value-type="float">
            <text:p>0.049746</text:p>
          </table:table-cell>
          <table:table-cell office:value-type="float" office:value="0.011327" calcext:value-type="float">
            <text:p>0.011327</text:p>
          </table:table-cell>
          <table:table-cell office:value-type="float" office:value="0.331235" calcext:value-type="float">
            <text:p>0.331235</text:p>
          </table:table-cell>
          <table:table-cell office:value-type="float" office:value="0.081734" calcext:value-type="float">
            <text:p>0.081734</text:p>
          </table:table-cell>
          <table:table-cell office:value-type="float" office:value="0.045488" calcext:value-type="float">
            <text:p>0.045488</text:p>
          </table:table-cell>
          <table:table-cell office:value-type="float" office:value="0.023892" calcext:value-type="float">
            <text:p>0.023892</text:p>
          </table:table-cell>
          <table:table-cell office:value-type="float" office:value="0.024108" calcext:value-type="float">
            <text:p>0.024108</text:p>
          </table:table-cell>
          <table:table-cell office:value-type="float" office:value="0.015514" calcext:value-type="float">
            <text:p>0.0155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7839" calcext:value-type="float">
            <text:p>0.007839</text:p>
          </table:table-cell>
          <table:table-cell office:value-type="float" office:value="0.005307" calcext:value-type="float">
            <text:p>0.005307</text:p>
          </table:table-cell>
          <table:table-cell office:value-type="float" office:value="0.126123" calcext:value-type="float">
            <text:p>0.126123</text:p>
          </table:table-cell>
          <table:table-cell office:value-type="float" office:value="0.20742" calcext:value-type="float">
            <text:p>0.20742</text:p>
          </table:table-cell>
          <table:table-cell office:value-type="float" office:value="1.666105" calcext:value-type="float">
            <text:p>1.666105</text:p>
          </table:table-cell>
          <table:table-cell office:value-type="float" office:value="0.832377" calcext:value-type="float">
            <text:p>0.832377</text:p>
          </table:table-cell>
          <table:table-cell office:value-type="float" office:value="0.414862" calcext:value-type="float">
            <text:p>0.414862</text:p>
          </table:table-cell>
          <table:table-cell office:value-type="float" office:value="0.236517" calcext:value-type="float">
            <text:p>0.236517</text:p>
          </table:table-cell>
          <table:table-cell office:value-type="float" office:value="0.158052" calcext:value-type="float">
            <text:p>0.158052</text:p>
          </table:table-cell>
          <table:table-cell office:value-type="float" office:value="0.029271" calcext:value-type="float">
            <text:p>0.0292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5912" calcext:value-type="float">
            <text:p>0.085912</text:p>
          </table:table-cell>
          <table:table-cell office:value-type="float" office:value="0.005979" calcext:value-type="float">
            <text:p>0.005979</text:p>
          </table:table-cell>
          <table:table-cell office:value-type="float" office:value="0.3801" calcext:value-type="float">
            <text:p>0.3801</text:p>
          </table:table-cell>
          <table:table-cell office:value-type="float" office:value="7.095093" calcext:value-type="float">
            <text:p>7.095093</text:p>
          </table:table-cell>
          <table:table-cell office:value-type="float" office:value="3.358987" calcext:value-type="float">
            <text:p>3.358987</text:p>
          </table:table-cell>
          <table:table-cell office:value-type="float" office:value="3.31219" calcext:value-type="float">
            <text:p>3.31219</text:p>
          </table:table-cell>
          <table:table-cell office:value-type="float" office:value="1.125263" calcext:value-type="float">
            <text:p>1.125263</text:p>
          </table:table-cell>
          <table:table-cell office:value-type="float" office:value="0.651887" calcext:value-type="float">
            <text:p>0.651887</text:p>
          </table:table-cell>
          <table:table-cell office:value-type="float" office:value="0.420094" calcext:value-type="float">
            <text:p>0.420094</text:p>
          </table:table-cell>
          <table:table-cell office:value-type="float" office:value="0.045619" calcext:value-type="float">
            <text:p>0.0456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672904" calcext:value-type="float">
            <text:p>2.672904</text:p>
          </table:table-cell>
          <table:table-cell office:value-type="float" office:value="0.046856" calcext:value-type="float">
            <text:p>0.046856</text:p>
          </table:table-cell>
          <table:table-cell office:value-type="float" office:value="0.628096" calcext:value-type="float">
            <text:p>0.628096</text:p>
          </table:table-cell>
          <table:table-cell office:value-type="float" office:value="204.676485" calcext:value-type="float">
            <text:p>204.676485</text:p>
          </table:table-cell>
          <table:table-cell office:value-type="float" office:value="5.998991" calcext:value-type="float">
            <text:p>5.998991</text:p>
          </table:table-cell>
          <table:table-cell office:value-type="float" office:value="5.970305" calcext:value-type="float">
            <text:p>5.970305</text:p>
          </table:table-cell>
          <table:table-cell office:value-type="float" office:value="2.986572" calcext:value-type="float">
            <text:p>2.986572</text:p>
          </table:table-cell>
          <table:table-cell office:value-type="float" office:value="1.526961" calcext:value-type="float">
            <text:p>1.526961</text:p>
          </table:table-cell>
          <table:table-cell office:value-type="float" office:value="0.782294" calcext:value-type="float">
            <text:p>0.782294</text:p>
          </table:table-cell>
          <table:table-cell office:value-type="float" office:value="0.061497" calcext:value-type="float">
            <text:p>0.0614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657704" calcext:value-type="float">
            <text:p>10.657704</text:p>
          </table:table-cell>
          <table:table-cell office:value-type="float" office:value="0.147106" calcext:value-type="float">
            <text:p>0.147106</text:p>
          </table:table-cell>
          <table:table-cell office:value-type="float" office:value="0.689506" calcext:value-type="float">
            <text:p>0.689506</text:p>
          </table:table-cell>
          <table:table-cell/>
          <table:table-cell office:value-type="float" office:value="7.354648" calcext:value-type="float">
            <text:p>7.354648</text:p>
          </table:table-cell>
          <table:table-cell office:value-type="float" office:value="7.305396" calcext:value-type="float">
            <text:p>7.305396</text:p>
          </table:table-cell>
          <table:table-cell office:value-type="float" office:value="3.600435" calcext:value-type="float">
            <text:p>3.600435</text:p>
          </table:table-cell>
          <table:table-cell office:value-type="float" office:value="1.857669" calcext:value-type="float">
            <text:p>1.857669</text:p>
          </table:table-cell>
          <table:table-cell office:value-type="float" office:value="1.159352" calcext:value-type="float">
            <text:p>1.159352</text:p>
          </table:table-cell>
          <table:table-cell office:value-type="float" office:value="0.065426" calcext:value-type="float">
            <text:p>0.0654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.128826" calcext:value-type="float">
            <text:p>1.128826</text:p>
          </table:table-cell>
          <table:table-cell office:value-type="float" office:value="0.940926" calcext:value-type="float">
            <text:p>0.940926</text:p>
          </table:table-cell>
          <table:table-cell/>
          <table:table-cell office:value-type="float" office:value="9.722022" calcext:value-type="float">
            <text:p>9.722022</text:p>
          </table:table-cell>
          <table:table-cell office:value-type="float" office:value="9.693874" calcext:value-type="float">
            <text:p>9.693874</text:p>
          </table:table-cell>
          <table:table-cell office:value-type="float" office:value="4.844483" calcext:value-type="float">
            <text:p>4.844483</text:p>
          </table:table-cell>
          <table:table-cell office:value-type="float" office:value="2.439045" calcext:value-type="float">
            <text:p>2.439045</text:p>
          </table:table-cell>
          <table:table-cell office:value-type="float" office:value="2.415789" calcext:value-type="float">
            <text:p>2.415789</text:p>
          </table:table-cell>
          <table:table-cell office:value-type="float" office:value="0.078984" calcext:value-type="float">
            <text:p>0.0789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4.45024" calcext:value-type="float">
            <text:p>4.45024</text:p>
          </table:table-cell>
          <table:table-cell office:value-type="float" office:value="1.168982" calcext:value-type="float">
            <text:p>1.168982</text:p>
          </table:table-cell>
          <table:table-cell/>
          <table:table-cell office:value-type="float" office:value="11.193386" calcext:value-type="float">
            <text:p>11.193386</text:p>
          </table:table-cell>
          <table:table-cell office:value-type="float" office:value="11.170373" calcext:value-type="float">
            <text:p>11.170373</text:p>
          </table:table-cell>
          <table:table-cell office:value-type="float" office:value="5.452526" calcext:value-type="float">
            <text:p>5.452526</text:p>
          </table:table-cell>
          <table:table-cell office:value-type="float" office:value="2.750876" calcext:value-type="float">
            <text:p>2.750876</text:p>
          </table:table-cell>
          <table:table-cell office:value-type="float" office:value="2.733416" calcext:value-type="float">
            <text:p>2.733416</text:p>
          </table:table-cell>
          <table:table-cell office:value-type="float" office:value="0.083288" calcext:value-type="float">
            <text:p>0.0832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37.775604" calcext:value-type="float">
            <text:p>37.775604</text:p>
          </table:table-cell>
          <table:table-cell office:value-type="float" office:value="1.51921" calcext:value-type="float">
            <text:p>1.51921</text:p>
          </table:table-cell>
          <table:table-cell/>
          <table:table-cell office:value-type="float" office:value="14.362597" calcext:value-type="float">
            <text:p>14.362597</text:p>
          </table:table-cell>
          <table:table-cell office:value-type="float" office:value="14.248982" calcext:value-type="float">
            <text:p>14.248982</text:p>
          </table:table-cell>
          <table:table-cell office:value-type="float" office:value="7.991244" calcext:value-type="float">
            <text:p>7.991244</text:p>
          </table:table-cell>
          <table:table-cell office:value-type="float" office:value="3.964248" calcext:value-type="float">
            <text:p>3.964248</text:p>
          </table:table-cell>
          <table:table-cell office:value-type="float" office:value="3.490529" calcext:value-type="float">
            <text:p>3.490529</text:p>
          </table:table-cell>
          <table:table-cell office:value-type="float" office:value="0.101755" calcext:value-type="float">
            <text:p>0.1017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46.071038" calcext:value-type="float">
            <text:p>146.071038</text:p>
          </table:table-cell>
          <table:table-cell office:value-type="float" office:value="1.806681" calcext:value-type="float">
            <text:p>1.806681</text:p>
          </table:table-cell>
          <table:table-cell/>
          <table:table-cell office:value-type="float" office:value="15.607955" calcext:value-type="float">
            <text:p>15.607955</text:p>
          </table:table-cell>
          <table:table-cell office:value-type="float" office:value="15.588905" calcext:value-type="float">
            <text:p>15.588905</text:p>
          </table:table-cell>
          <table:table-cell office:value-type="float" office:value="15.629998" calcext:value-type="float">
            <text:p>15.629998</text:p>
          </table:table-cell>
          <table:table-cell office:value-type="float" office:value="7.59369" calcext:value-type="float">
            <text:p>7.59369</text:p>
          </table:table-cell>
          <table:table-cell office:value-type="float" office:value="3.786493" calcext:value-type="float">
            <text:p>3.786493</text:p>
          </table:table-cell>
          <table:table-cell office:value-type="float" office:value="0.114238" calcext:value-type="float">
            <text:p>0.1142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.164526" calcext:value-type="float">
            <text:p>2.164526</text:p>
          </table:table-cell>
          <table:table-cell/>
          <table:table-cell office:value-type="float" office:value="18.808129" calcext:value-type="float">
            <text:p>18.808129</text:p>
          </table:table-cell>
          <table:table-cell office:value-type="float" office:value="18.716298" calcext:value-type="float">
            <text:p>18.716298</text:p>
          </table:table-cell>
          <table:table-cell office:value-type="float" office:value="18.717489" calcext:value-type="float">
            <text:p>18.717489</text:p>
          </table:table-cell>
          <table:table-cell office:value-type="float" office:value="9.237449" calcext:value-type="float">
            <text:p>9.237449</text:p>
          </table:table-cell>
          <table:table-cell office:value-type="float" office:value="4.567958" calcext:value-type="float">
            <text:p>4.567958</text:p>
          </table:table-cell>
          <table:table-cell office:value-type="float" office:value="0.119402" calcext:value-type="float">
            <text:p>0.1194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.56308" calcext:value-type="float">
            <text:p>2.56308</text:p>
          </table:table-cell>
          <table:table-cell/>
          <table:table-cell office:value-type="float" office:value="20.452268" calcext:value-type="float">
            <text:p>20.452268</text:p>
          </table:table-cell>
          <table:table-cell office:value-type="float" office:value="20.491734" calcext:value-type="float">
            <text:p>20.491734</text:p>
          </table:table-cell>
          <table:table-cell office:value-type="float" office:value="20.390108" calcext:value-type="float">
            <text:p>20.390108</text:p>
          </table:table-cell>
          <table:table-cell office:value-type="float" office:value="10.24599" calcext:value-type="float">
            <text:p>10.24599</text:p>
          </table:table-cell>
          <table:table-cell office:value-type="float" office:value="4.98808" calcext:value-type="float">
            <text:p>4.98808</text:p>
          </table:table-cell>
          <table:table-cell office:value-type="float" office:value="0.115059" calcext:value-type="float">
            <text:p>0.1150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3.004183" calcext:value-type="float">
            <text:p>3.004183</text:p>
          </table:table-cell>
          <table:table-cell/>
          <table:table-cell office:value-type="float" office:value="24.518812" calcext:value-type="float">
            <text:p>24.518812</text:p>
          </table:table-cell>
          <table:table-cell office:value-type="float" office:value="24.367944" calcext:value-type="float">
            <text:p>24.367944</text:p>
          </table:table-cell>
          <table:table-cell office:value-type="float" office:value="24.361748" calcext:value-type="float">
            <text:p>24.361748</text:p>
          </table:table-cell>
          <table:table-cell office:value-type="float" office:value="12.248615" calcext:value-type="float">
            <text:p>12.248615</text:p>
          </table:table-cell>
          <table:table-cell office:value-type="float" office:value="5.951435" calcext:value-type="float">
            <text:p>5.951435</text:p>
          </table:table-cell>
          <table:table-cell office:value-type="float" office:value="0.129714" calcext:value-type="float">
            <text:p>0.129714</text:p>
          </table:table-cell>
        </table:table-row>
        <table:table-row table:style-name="ro1" table:number-rows-repeated="38">
          <table:table-cell table:number-columns-repeated="11"/>
        </table:table-row>
        <table:table-row table:style-name="ro1">
          <table:table-cell office:value-type="string" calcext:value-type="string">
            <text:p>velikost</text:p>
          </table:table-cell>
          <table:table-cell office:value-type="string" calcext:value-type="string">
            <text:p>E=0.1 (max)</text:p>
          </table:table-cell>
          <table:table-cell office:value-type="string" calcext:value-type="string">
            <text:p>E=0.1 (relative)</text:p>
          </table:table-cell>
          <table:table-cell office:value-type="string" calcext:value-type="string">
            <text:p>E=0.25 (max)</text:p>
          </table:table-cell>
          <table:table-cell office:value-type="string" calcext:value-type="string">
            <text:p>E=0.25 (relative)</text:p>
          </table:table-cell>
          <table:table-cell office:value-type="string" calcext:value-type="string">
            <text:p>E=0.5 (max)</text:p>
          </table:table-cell>
          <table:table-cell office:value-type="string" calcext:value-type="string">
            <text:p>E=0.5 (relative)</text:p>
          </table:table-cell>
          <table:table-cell office:value-type="string" calcext:value-type="string">
            <text:p>E=0.75 (max)</text:p>
          </table:table-cell>
          <table:table-cell office:value-type="string" calcext:value-type="string">
            <text:p>E=0.75 (relative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3622" calcext:value-type="float">
            <text:p>0.023622</text:p>
          </table:table-cell>
          <table:table-cell office:value-type="float" office:value="0.009459" calcext:value-type="float">
            <text:p>0.009459</text:p>
          </table:table-cell>
          <table:table-cell office:value-type="float" office:value="0.057325" calcext:value-type="float">
            <text:p>0.057325</text:p>
          </table:table-cell>
          <table:table-cell office:value-type="float" office:value="0.022309" calcext:value-type="float">
            <text:p>0.022309</text:p>
          </table:table-cell>
          <table:table-cell office:value-type="float" office:value="0.133758" calcext:value-type="float">
            <text:p>0.133758</text:p>
          </table:table-cell>
          <table:table-cell office:value-type="float" office:value="0.046855" calcext:value-type="float">
            <text:p>0.046855</text:p>
          </table:table-cell>
          <table:table-cell office:value-type="float" office:value="0.286624" calcext:value-type="float">
            <text:p>0.286624</text:p>
          </table:table-cell>
          <table:table-cell office:value-type="float" office:value="0.096491" calcext:value-type="float">
            <text:p>0.09649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6319" calcext:value-type="float">
            <text:p>0.006319</text:p>
          </table:table-cell>
          <table:table-cell office:value-type="float" office:value="0.002996" calcext:value-type="float">
            <text:p>0.002996</text:p>
          </table:table-cell>
          <table:table-cell office:value-type="float" office:value="0.020173" calcext:value-type="float">
            <text:p>0.020173</text:p>
          </table:table-cell>
          <table:table-cell office:value-type="float" office:value="0.010053" calcext:value-type="float">
            <text:p>0.010053</text:p>
          </table:table-cell>
          <table:table-cell office:value-type="float" office:value="0.043228" calcext:value-type="float">
            <text:p>0.043228</text:p>
          </table:table-cell>
          <table:table-cell office:value-type="float" office:value="0.02448" calcext:value-type="float">
            <text:p>0.02448</text:p>
          </table:table-cell>
          <table:table-cell office:value-type="float" office:value="0.091892" calcext:value-type="float">
            <text:p>0.091892</text:p>
          </table:table-cell>
          <table:table-cell office:value-type="float" office:value="0.047944" calcext:value-type="float">
            <text:p>0.04794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17619" calcext:value-type="float">
            <text:p>0.017619</text:p>
          </table:table-cell>
          <table:table-cell office:value-type="float" office:value="0.008425" calcext:value-type="float">
            <text:p>0.008425</text:p>
          </table:table-cell>
          <table:table-cell office:value-type="float" office:value="0.045045" calcext:value-type="float">
            <text:p>0.045045</text:p>
          </table:table-cell>
          <table:table-cell office:value-type="float" office:value="0.022211" calcext:value-type="float">
            <text:p>0.022211</text:p>
          </table:table-cell>
          <table:table-cell office:value-type="float" office:value="0.045045" calcext:value-type="float">
            <text:p>0.045045</text:p>
          </table:table-cell>
          <table:table-cell office:value-type="float" office:value="0.028313" calcext:value-type="float">
            <text:p>0.02831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005594" calcext:value-type="float">
            <text:p>0.005594</text:p>
          </table:table-cell>
          <table:table-cell office:value-type="float" office:value="0.003412" calcext:value-type="float">
            <text:p>0.003412</text:p>
          </table:table-cell>
          <table:table-cell office:value-type="float" office:value="0.01502" calcext:value-type="float">
            <text:p>0.01502</text:p>
          </table:table-cell>
          <table:table-cell office:value-type="float" office:value="0.010285" calcext:value-type="float">
            <text:p>0.010285</text:p>
          </table:table-cell>
          <table:table-cell office:value-type="float" office:value="0.035048" calcext:value-type="float">
            <text:p>0.035048</text:p>
          </table:table-cell>
          <table:table-cell office:value-type="float" office:value="0.023355" calcext:value-type="float">
            <text:p>0.02335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0.005764" calcext:value-type="float">
            <text:p>0.005764</text:p>
          </table:table-cell>
          <table:table-cell office:value-type="float" office:value="0.003468" calcext:value-type="float">
            <text:p>0.003468</text:p>
          </table:table-cell>
          <table:table-cell office:value-type="float" office:value="0.015801" calcext:value-type="float">
            <text:p>0.015801</text:p>
          </table:table-cell>
          <table:table-cell office:value-type="float" office:value="0.010519" calcext:value-type="float">
            <text:p>0.010519</text:p>
          </table:table-cell>
          <table:table-cell office:value-type="float" office:value="0.034594" calcext:value-type="float">
            <text:p>0.034594</text:p>
          </table:table-cell>
          <table:table-cell office:value-type="float" office:value="0.021411" calcext:value-type="float">
            <text:p>0.02141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.00578" calcext:value-type="float">
            <text:p>0.00578</text:p>
          </table:table-cell>
          <table:table-cell office:value-type="float" office:value="0.003286" calcext:value-type="float">
            <text:p>0.003286</text:p>
          </table:table-cell>
          <table:table-cell office:value-type="float" office:value="0.014249" calcext:value-type="float">
            <text:p>0.014249</text:p>
          </table:table-cell>
          <table:table-cell office:value-type="float" office:value="0.00999" calcext:value-type="float">
            <text:p>0.00999</text:p>
          </table:table-cell>
          <table:table-cell office:value-type="float" office:value="0.014249" calcext:value-type="float">
            <text:p>0.014249</text:p>
          </table:table-cell>
          <table:table-cell office:value-type="float" office:value="0.00999" calcext:value-type="float">
            <text:p>0.0099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.005922" calcext:value-type="float">
            <text:p>0.005922</text:p>
          </table:table-cell>
          <table:table-cell office:value-type="float" office:value="0.003604" calcext:value-type="float">
            <text:p>0.003604</text:p>
          </table:table-cell>
          <table:table-cell office:value-type="float" office:value="0.014799" calcext:value-type="float">
            <text:p>0.014799</text:p>
          </table:table-cell>
          <table:table-cell office:value-type="float" office:value="0.010394" calcext:value-type="float">
            <text:p>0.010394</text:p>
          </table:table-cell>
          <table:table-cell office:value-type="float" office:value="0.014799" calcext:value-type="float">
            <text:p>0.014799</text:p>
          </table:table-cell>
          <table:table-cell office:value-type="float" office:value="0.010623" calcext:value-type="float">
            <text:p>0.01062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.004735" calcext:value-type="float">
            <text:p>0.004735</text:p>
          </table:table-cell>
          <table:table-cell office:value-type="float" office:value="0.002803" calcext:value-type="float">
            <text:p>0.002803</text:p>
          </table:table-cell>
          <table:table-cell office:value-type="float" office:value="0.014795" calcext:value-type="float">
            <text:p>0.014795</text:p>
          </table:table-cell>
          <table:table-cell office:value-type="float" office:value="0.00887" calcext:value-type="float">
            <text:p>0.00887</text:p>
          </table:table-cell>
          <table:table-cell office:value-type="float" office:value="0.017544" calcext:value-type="float">
            <text:p>0.017544</text:p>
          </table:table-cell>
          <table:table-cell office:value-type="float" office:value="0.010074" calcext:value-type="float">
            <text:p>0.01007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0.002227" calcext:value-type="float">
            <text:p>0.002227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0.005803" calcext:value-type="float">
            <text:p>0.005803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14829" calcext:value-type="float">
            <text:p>0.014829</text:p>
          </table:table-cell>
          <table:table-cell office:value-type="float" office:value="0.009695" calcext:value-type="float">
            <text:p>0.00969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0.002004" calcext:value-type="float">
            <text:p>0.002004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6012" calcext:value-type="float">
            <text:p>0.006012</text:p>
          </table:table-cell>
          <table:table-cell office:value-type="float" office:value="0.003342" calcext:value-type="float">
            <text:p>0.003342</text:p>
          </table:table-cell>
          <table:table-cell office:value-type="float" office:value="0.013878" calcext:value-type="float">
            <text:p>0.013878</text:p>
          </table:table-cell>
          <table:table-cell office:value-type="float" office:value="0.009637" calcext:value-type="float">
            <text:p>0.009637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0.001821" calcext:value-type="float">
            <text:p>0.001821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5405" calcext:value-type="float">
            <text:p>0.005405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16852" calcext:value-type="float">
            <text:p>0.016852</text:p>
          </table:table-cell>
          <table:table-cell office:value-type="float" office:value="0.010129" calcext:value-type="float">
            <text:p>0.01012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.001669" calcext:value-type="float">
            <text:p>0.001669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005008" calcext:value-type="float">
            <text:p>0.005008</text:p>
          </table:table-cell>
          <table:table-cell office:value-type="float" office:value="0.003268" calcext:value-type="float">
            <text:p>0.003268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10045" calcext:value-type="float">
            <text:p>0.01004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4:09:50.484694378</meta:creation-date>
    <dc:date>2015-12-07T19:49:01.769847197</dc:date>
    <meta:editing-duration>PT4H38M26S</meta:editing-duration>
    <meta:editing-cycles>6</meta:editing-cycles>
    <meta:generator>LibreOffice/4.2.8.2$Linux_X86_64 LibreOffice_project/420m0$Build-2</meta:generator>
    <meta:document-statistic meta:table-count="1" meta:cell-count="2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746cm" svg:height="18.064cm" xlink:href=".." xlink:type="simple" chart:class="chart:line" chart:style-name="ch1">
        <chart:legend chart:legend-position="end" svg:x="14.074cm" svg:y="6.492cm" style:legend-expansion="high" chart:style-name="ch2"/>
        <chart:plot-area chart:style-name="ch3" table:cell-range-address="Sheet1.A1:Sheet1.K13" chart:data-source-has-labels="both" svg:x="1.365cm" svg:y="0.361cm" svg:width="12.355cm" svg:height="16.361cm">
          <chartooo:coordinate-region svg:x="2.463cm" svg:y="0.56cm" svg:width="11.07cm" svg:height="15.515cm"/>
          <chart:axis chart:dimension="x" chart:name="primary-x" chart:style-name="ch4" chartooo:axis-type="auto">
            <chartooo:date-scale/>
            <chart:title svg:x="6.545cm" svg:y="17.083cm" chart:style-name="ch5">
              <text:p>instance size</text:p>
            </chart:title>
            <chart:categories table:cell-range-address="Sheet1.A2:Sheet1.A13"/>
          </chart:axis>
          <chart:axis chart:dimension="y" chart:name="primary-y" chart:style-name="ch6">
            <chart:title svg:x="0.451cm" svg:y="9.101cm" chart:style-name="ch7">
              <text:p>time [s]</text:p>
            </chart:title>
            <chart:grid chart:style-name="ch8" chart:class="major"/>
          </chart:axis>
          <chart:series chart:style-name="ch9" chart:values-cell-range-address="Sheet1.B2:Sheet1.B13" chart:label-cell-address="Sheet1.B1:Sheet1.B1" chart:class="chart:line">
            <chart:data-point chart:repeated="12"/>
          </chart:series>
          <chart:series chart:style-name="ch10" chart:values-cell-range-address="Sheet1.C2:Sheet1.C13" chart:label-cell-address="Sheet1.C1:Sheet1.C1" chart:class="chart:line">
            <chart:data-point chart:repeated="12"/>
          </chart:series>
          <chart:series chart:style-name="ch11" chart:values-cell-range-address="Sheet1.D2:Sheet1.D13" chart:label-cell-address="Sheet1.D1:Sheet1.D1" chart:class="chart:line">
            <chart:data-point chart:repeated="12"/>
          </chart:series>
          <chart:series chart:style-name="ch12" chart:values-cell-range-address="Sheet1.E2:Sheet1.E13" chart:label-cell-address="Sheet1.E1:Sheet1.E1" chart:class="chart:line">
            <chart:data-point chart:repeated="12"/>
          </chart:series>
          <chart:series chart:style-name="ch13" chart:values-cell-range-address="Sheet1.F2:Sheet1.F13" chart:label-cell-address="Sheet1.F1:Sheet1.F1" chart:class="chart:line">
            <chart:data-point chart:repeated="12"/>
          </chart:series>
          <chart:series chart:style-name="ch14" chart:values-cell-range-address="Sheet1.G2:Sheet1.G13" chart:label-cell-address="Sheet1.G1:Sheet1.G1" chart:class="chart:line">
            <chart:data-point chart:repeated="12"/>
          </chart:series>
          <chart:series chart:style-name="ch15" chart:values-cell-range-address="Sheet1.H2:Sheet1.H13" chart:label-cell-address="Sheet1.H1:Sheet1.H1" chart:class="chart:line">
            <chart:data-point chart:repeated="12"/>
          </chart:series>
          <chart:series chart:style-name="ch16" chart:values-cell-range-address="Sheet1.I2:Sheet1.I13" chart:label-cell-address="Sheet1.I1:Sheet1.I1" chart:class="chart:line">
            <chart:data-point chart:repeated="12"/>
          </chart:series>
          <chart:series chart:style-name="ch17" chart:values-cell-range-address="Sheet1.J2:Sheet1.J13" chart:label-cell-address="Sheet1.J1:Sheet1.J1" chart:class="chart:line">
            <chart:data-point chart:repeated="12"/>
          </chart:series>
          <chart:series chart:style-name="ch18" chart:values-cell-range-address="Sheet1.K2:Sheet1.K13" chart:label-cell-address="Sheet1.K1:Sheet1.K1" chart:class="chart:line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uteforce</text:p>
                <draw:g>
                  <svg:desc>Sheet1.B1:Sheet1.B1</svg:desc>
                </draw:g>
              </table:table-cell>
              <table:table-cell office:value-type="string">
                <text:p>B&amp;B</text:p>
                <draw:g>
                  <svg:desc>Sheet1.C1:Sheet1.C1</svg:desc>
                </draw:g>
              </table:table-cell>
              <table:table-cell office:value-type="string">
                <text:p>Dynam. (cycle)</text:p>
                <draw:g>
                  <svg:desc>Sheet1.D1:Sheet1.D1</svg:desc>
                </draw:g>
              </table:table-cell>
              <table:table-cell office:value-type="string">
                <text:p>Dynam. (rec)</text:p>
                <draw:g>
                  <svg:desc>Sheet1.E1:Sheet1.E1</svg:desc>
                </draw:g>
              </table:table-cell>
              <table:table-cell office:value-type="string">
                <text:p>FPTAS e=0</text:p>
                <draw:g>
                  <svg:desc>Sheet1.F1:Sheet1.F1</svg:desc>
                </draw:g>
              </table:table-cell>
              <table:table-cell office:value-type="string">
                <text:p>FPTAS e=0.1</text:p>
                <draw:g>
                  <svg:desc>Sheet1.G1:Sheet1.G1</svg:desc>
                </draw:g>
              </table:table-cell>
              <table:table-cell office:value-type="string">
                <text:p>FPTAS e=0.25</text:p>
                <draw:g>
                  <svg:desc>Sheet1.H1:Sheet1.H1</svg:desc>
                </draw:g>
              </table:table-cell>
              <table:table-cell office:value-type="string">
                <text:p>FPTAS e=0.5</text:p>
                <draw:g>
                  <svg:desc>Sheet1.I1:Sheet1.I1</svg:desc>
                </draw:g>
              </table:table-cell>
              <table:table-cell office:value-type="string">
                <text:p>FPTAS e=0.75</text:p>
                <draw:g>
                  <svg:desc>Sheet1.J1:Sheet1.J1</svg:desc>
                </draw:g>
              </table:table-cell>
              <table:table-cell office:value-type="string">
                <text:p>Heuristic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A2:Sheet1.A13</svg:desc>
                </draw:g>
              </table:table-cell>
              <table:table-cell office:value-type="float" office:value="0.002222">
                <text:p>0.002222</text:p>
                <draw:g>
                  <svg:desc>Sheet1.B2:Sheet1.B13</svg:desc>
                </draw:g>
              </table:table-cell>
              <table:table-cell office:value-type="float" office:value="0.003745">
                <text:p>0.003745</text:p>
                <draw:g>
                  <svg:desc>Sheet1.C2:Sheet1.C13</svg:desc>
                </draw:g>
              </table:table-cell>
              <table:table-cell office:value-type="float" office:value="0.049746">
                <text:p>0.049746</text:p>
                <draw:g>
                  <svg:desc>Sheet1.D2:Sheet1.D13</svg:desc>
                </draw:g>
              </table:table-cell>
              <table:table-cell office:value-type="float" office:value="0.011327">
                <text:p>0.011327</text:p>
                <draw:g>
                  <svg:desc>Sheet1.E2:Sheet1.E13</svg:desc>
                </draw:g>
              </table:table-cell>
              <table:table-cell office:value-type="float" office:value="0.331235">
                <text:p>0.331235</text:p>
                <draw:g>
                  <svg:desc>Sheet1.F2:Sheet1.F13</svg:desc>
                </draw:g>
              </table:table-cell>
              <table:table-cell office:value-type="float" office:value="0.081734">
                <text:p>0.081734</text:p>
                <draw:g>
                  <svg:desc>Sheet1.G2:Sheet1.G13</svg:desc>
                </draw:g>
              </table:table-cell>
              <table:table-cell office:value-type="float" office:value="0.045488">
                <text:p>0.045488</text:p>
                <draw:g>
                  <svg:desc>Sheet1.H2:Sheet1.H13</svg:desc>
                </draw:g>
              </table:table-cell>
              <table:table-cell office:value-type="float" office:value="0.023892">
                <text:p>0.023892</text:p>
                <draw:g>
                  <svg:desc>Sheet1.I2:Sheet1.I13</svg:desc>
                </draw:g>
              </table:table-cell>
              <table:table-cell office:value-type="float" office:value="0.024108">
                <text:p>0.024108</text:p>
                <draw:g>
                  <svg:desc>Sheet1.J2:Sheet1.J13</svg:desc>
                </draw:g>
              </table:table-cell>
              <table:table-cell office:value-type="float" office:value="0.015514">
                <text:p>0.015514</text:p>
                <draw:g>
                  <svg:desc>Sheet1.K2:Sheet1.K1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7839">
                <text:p>0.007839</text:p>
              </table:table-cell>
              <table:table-cell office:value-type="float" office:value="0.005307">
                <text:p>0.005307</text:p>
              </table:table-cell>
              <table:table-cell office:value-type="float" office:value="0.126123">
                <text:p>0.126123</text:p>
              </table:table-cell>
              <table:table-cell office:value-type="float" office:value="0.20742">
                <text:p>0.20742</text:p>
              </table:table-cell>
              <table:table-cell office:value-type="float" office:value="1.666105">
                <text:p>1.666105</text:p>
              </table:table-cell>
              <table:table-cell office:value-type="float" office:value="0.832377">
                <text:p>0.832377</text:p>
              </table:table-cell>
              <table:table-cell office:value-type="float" office:value="0.414862">
                <text:p>0.414862</text:p>
              </table:table-cell>
              <table:table-cell office:value-type="float" office:value="0.236517">
                <text:p>0.236517</text:p>
              </table:table-cell>
              <table:table-cell office:value-type="float" office:value="0.158052">
                <text:p>0.158052</text:p>
              </table:table-cell>
              <table:table-cell office:value-type="float" office:value="0.029271">
                <text:p>0.02927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85912">
                <text:p>0.085912</text:p>
              </table:table-cell>
              <table:table-cell office:value-type="float" office:value="0.005979">
                <text:p>0.005979</text:p>
              </table:table-cell>
              <table:table-cell office:value-type="float" office:value="0.3801">
                <text:p>0.3801</text:p>
              </table:table-cell>
              <table:table-cell office:value-type="float" office:value="7.095093">
                <text:p>7.095093</text:p>
              </table:table-cell>
              <table:table-cell office:value-type="float" office:value="3.358987">
                <text:p>3.358987</text:p>
              </table:table-cell>
              <table:table-cell office:value-type="float" office:value="3.31219">
                <text:p>3.31219</text:p>
              </table:table-cell>
              <table:table-cell office:value-type="float" office:value="1.125263">
                <text:p>1.125263</text:p>
              </table:table-cell>
              <table:table-cell office:value-type="float" office:value="0.651887">
                <text:p>0.651887</text:p>
              </table:table-cell>
              <table:table-cell office:value-type="float" office:value="0.420094">
                <text:p>0.420094</text:p>
              </table:table-cell>
              <table:table-cell office:value-type="float" office:value="0.045619">
                <text:p>0.0456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672904">
                <text:p>2.672904</text:p>
              </table:table-cell>
              <table:table-cell office:value-type="float" office:value="0.046856">
                <text:p>0.046856</text:p>
              </table:table-cell>
              <table:table-cell office:value-type="float" office:value="0.628096">
                <text:p>0.628096</text:p>
              </table:table-cell>
              <table:table-cell office:value-type="float" office:value="204.676485">
                <text:p>204.676485</text:p>
              </table:table-cell>
              <table:table-cell office:value-type="float" office:value="5.998991">
                <text:p>5.998991</text:p>
              </table:table-cell>
              <table:table-cell office:value-type="float" office:value="5.970305">
                <text:p>5.970305</text:p>
              </table:table-cell>
              <table:table-cell office:value-type="float" office:value="2.986572">
                <text:p>2.986572</text:p>
              </table:table-cell>
              <table:table-cell office:value-type="float" office:value="1.526961">
                <text:p>1.526961</text:p>
              </table:table-cell>
              <table:table-cell office:value-type="float" office:value="0.782294">
                <text:p>0.782294</text:p>
              </table:table-cell>
              <table:table-cell office:value-type="float" office:value="0.061497">
                <text:p>0.06149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0.657704">
                <text:p>10.657704</text:p>
              </table:table-cell>
              <table:table-cell office:value-type="float" office:value="0.147106">
                <text:p>0.147106</text:p>
              </table:table-cell>
              <table:table-cell office:value-type="float" office:value="0.689506">
                <text:p>0.689506</text:p>
              </table:table-cell>
              <table:table-cell office:value-type="float" office:value="NaN">
                <text:p>NaN</text:p>
              </table:table-cell>
              <table:table-cell office:value-type="float" office:value="7.354648">
                <text:p>7.354648</text:p>
              </table:table-cell>
              <table:table-cell office:value-type="float" office:value="7.305396">
                <text:p>7.305396</text:p>
              </table:table-cell>
              <table:table-cell office:value-type="float" office:value="3.600435">
                <text:p>3.600435</text:p>
              </table:table-cell>
              <table:table-cell office:value-type="float" office:value="1.857669">
                <text:p>1.857669</text:p>
              </table:table-cell>
              <table:table-cell office:value-type="float" office:value="1.159352">
                <text:p>1.159352</text:p>
              </table:table-cell>
              <table:table-cell office:value-type="float" office:value="0.065426">
                <text:p>0.06542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.128826">
                <text:p>1.128826</text:p>
              </table:table-cell>
              <table:table-cell office:value-type="float" office:value="0.940926">
                <text:p>0.940926</text:p>
              </table:table-cell>
              <table:table-cell office:value-type="float" office:value="NaN">
                <text:p>NaN</text:p>
              </table:table-cell>
              <table:table-cell office:value-type="float" office:value="9.722022">
                <text:p>9.722022</text:p>
              </table:table-cell>
              <table:table-cell office:value-type="float" office:value="9.693874">
                <text:p>9.693874</text:p>
              </table:table-cell>
              <table:table-cell office:value-type="float" office:value="4.844483">
                <text:p>4.844483</text:p>
              </table:table-cell>
              <table:table-cell office:value-type="float" office:value="2.439045">
                <text:p>2.439045</text:p>
              </table:table-cell>
              <table:table-cell office:value-type="float" office:value="2.415789">
                <text:p>2.415789</text:p>
              </table:table-cell>
              <table:table-cell office:value-type="float" office:value="0.078984">
                <text:p>0.07898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4.45024">
                <text:p>4.45024</text:p>
              </table:table-cell>
              <table:table-cell office:value-type="float" office:value="1.168982">
                <text:p>1.168982</text:p>
              </table:table-cell>
              <table:table-cell office:value-type="float" office:value="NaN">
                <text:p>NaN</text:p>
              </table:table-cell>
              <table:table-cell office:value-type="float" office:value="11.193386">
                <text:p>11.193386</text:p>
              </table:table-cell>
              <table:table-cell office:value-type="float" office:value="11.170373">
                <text:p>11.170373</text:p>
              </table:table-cell>
              <table:table-cell office:value-type="float" office:value="5.452526">
                <text:p>5.452526</text:p>
              </table:table-cell>
              <table:table-cell office:value-type="float" office:value="2.750876">
                <text:p>2.750876</text:p>
              </table:table-cell>
              <table:table-cell office:value-type="float" office:value="2.733416">
                <text:p>2.733416</text:p>
              </table:table-cell>
              <table:table-cell office:value-type="float" office:value="0.083288">
                <text:p>0.08328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7.775604">
                <text:p>37.775604</text:p>
              </table:table-cell>
              <table:table-cell office:value-type="float" office:value="1.51921">
                <text:p>1.51921</text:p>
              </table:table-cell>
              <table:table-cell office:value-type="float" office:value="NaN">
                <text:p>NaN</text:p>
              </table:table-cell>
              <table:table-cell office:value-type="float" office:value="14.362597">
                <text:p>14.362597</text:p>
              </table:table-cell>
              <table:table-cell office:value-type="float" office:value="14.248982">
                <text:p>14.248982</text:p>
              </table:table-cell>
              <table:table-cell office:value-type="float" office:value="7.991244">
                <text:p>7.991244</text:p>
              </table:table-cell>
              <table:table-cell office:value-type="float" office:value="3.964248">
                <text:p>3.964248</text:p>
              </table:table-cell>
              <table:table-cell office:value-type="float" office:value="3.490529">
                <text:p>3.490529</text:p>
              </table:table-cell>
              <table:table-cell office:value-type="float" office:value="0.101755">
                <text:p>0.1017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46.071038">
                <text:p>146.071038</text:p>
              </table:table-cell>
              <table:table-cell office:value-type="float" office:value="1.806681">
                <text:p>1.806681</text:p>
              </table:table-cell>
              <table:table-cell office:value-type="float" office:value="NaN">
                <text:p>NaN</text:p>
              </table:table-cell>
              <table:table-cell office:value-type="float" office:value="15.607955">
                <text:p>15.607955</text:p>
              </table:table-cell>
              <table:table-cell office:value-type="float" office:value="15.588905">
                <text:p>15.588905</text:p>
              </table:table-cell>
              <table:table-cell office:value-type="float" office:value="15.629998">
                <text:p>15.629998</text:p>
              </table:table-cell>
              <table:table-cell office:value-type="float" office:value="7.59369">
                <text:p>7.59369</text:p>
              </table:table-cell>
              <table:table-cell office:value-type="float" office:value="3.786493">
                <text:p>3.786493</text:p>
              </table:table-cell>
              <table:table-cell office:value-type="float" office:value="0.114238">
                <text:p>0.11423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64526">
                <text:p>2.164526</text:p>
              </table:table-cell>
              <table:table-cell office:value-type="float" office:value="NaN">
                <text:p>NaN</text:p>
              </table:table-cell>
              <table:table-cell office:value-type="float" office:value="18.808129">
                <text:p>18.808129</text:p>
              </table:table-cell>
              <table:table-cell office:value-type="float" office:value="18.716298">
                <text:p>18.716298</text:p>
              </table:table-cell>
              <table:table-cell office:value-type="float" office:value="18.717489">
                <text:p>18.717489</text:p>
              </table:table-cell>
              <table:table-cell office:value-type="float" office:value="9.237449">
                <text:p>9.237449</text:p>
              </table:table-cell>
              <table:table-cell office:value-type="float" office:value="4.567958">
                <text:p>4.567958</text:p>
              </table:table-cell>
              <table:table-cell office:value-type="float" office:value="0.119402">
                <text:p>0.1194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6308">
                <text:p>2.56308</text:p>
              </table:table-cell>
              <table:table-cell office:value-type="float" office:value="NaN">
                <text:p>NaN</text:p>
              </table:table-cell>
              <table:table-cell office:value-type="float" office:value="20.452268">
                <text:p>20.452268</text:p>
              </table:table-cell>
              <table:table-cell office:value-type="float" office:value="20.491734">
                <text:p>20.491734</text:p>
              </table:table-cell>
              <table:table-cell office:value-type="float" office:value="20.390108">
                <text:p>20.390108</text:p>
              </table:table-cell>
              <table:table-cell office:value-type="float" office:value="10.24599">
                <text:p>10.24599</text:p>
              </table:table-cell>
              <table:table-cell office:value-type="float" office:value="4.98808">
                <text:p>4.98808</text:p>
              </table:table-cell>
              <table:table-cell office:value-type="float" office:value="0.115059">
                <text:p>0.11505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04183">
                <text:p>3.004183</text:p>
              </table:table-cell>
              <table:table-cell office:value-type="float" office:value="NaN">
                <text:p>NaN</text:p>
              </table:table-cell>
              <table:table-cell office:value-type="float" office:value="24.518812">
                <text:p>24.518812</text:p>
              </table:table-cell>
              <table:table-cell office:value-type="float" office:value="24.367944">
                <text:p>24.367944</text:p>
              </table:table-cell>
              <table:table-cell office:value-type="float" office:value="24.361748">
                <text:p>24.361748</text:p>
              </table:table-cell>
              <table:table-cell office:value-type="float" office:value="12.248615">
                <text:p>12.248615</text:p>
              </table:table-cell>
              <table:table-cell office:value-type="float" office:value="5.951435">
                <text:p>5.951435</text:p>
              </table:table-cell>
              <table:table-cell office:value-type="float" office:value="0.129714">
                <text:p>0.129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663cm" svg:height="14.132cm" xlink:href=".." xlink:type="simple" chart:class="chart:line" chart:style-name="ch1">
        <chart:legend chart:legend-position="end" svg:x="13.779cm" svg:y="5.024cm" style:legend-expansion="high" chart:style-name="ch2"/>
        <chart:plot-area chart:style-name="ch3" table:cell-range-address="Sheet1.A52:Sheet1.I64" chart:data-source-has-labels="both" svg:x="1.364cm" svg:y="0.282cm" svg:width="12.062cm" svg:height="12.587cm">
          <chartooo:coordinate-region svg:x="2.832cm" svg:y="0.481cm" svg:width="10.407cm" svg:height="11.741cm"/>
          <chart:axis chart:dimension="x" chart:name="primary-x" chart:style-name="ch4" chartooo:axis-type="auto">
            <chartooo:date-scale/>
            <chart:title svg:x="6.398cm" svg:y="13.151cm" chart:style-name="ch5">
              <text:p>instance size</text:p>
            </chart:title>
            <chart:categories table:cell-range-address="Sheet1.A53:Sheet1.A64"/>
          </chart:axis>
          <chart:axis chart:dimension="y" chart:name="primary-y" chart:style-name="ch6">
            <chart:title svg:x="0.451cm" svg:y="6.976cm" chart:style-name="ch7">
              <text:p>error</text:p>
            </chart:title>
            <chart:grid chart:style-name="ch8" chart:class="major"/>
          </chart:axis>
          <chart:series chart:style-name="ch9" chart:values-cell-range-address="Sheet1.B53:Sheet1.B64" chart:label-cell-address="Sheet1.B52:Sheet1.B52" chart:class="chart:line">
            <chart:data-point chart:repeated="12"/>
          </chart:series>
          <chart:series chart:style-name="ch10" chart:values-cell-range-address="Sheet1.C53:Sheet1.C64" chart:label-cell-address="Sheet1.C52:Sheet1.C52" chart:class="chart:line">
            <chart:data-point chart:repeated="12"/>
          </chart:series>
          <chart:series chart:style-name="ch11" chart:values-cell-range-address="Sheet1.D53:Sheet1.D64" chart:label-cell-address="Sheet1.D52:Sheet1.D52" chart:class="chart:line">
            <chart:data-point chart:repeated="12"/>
          </chart:series>
          <chart:series chart:style-name="ch12" chart:values-cell-range-address="Sheet1.E53:Sheet1.E64" chart:label-cell-address="Sheet1.E52:Sheet1.E52" chart:class="chart:line">
            <chart:data-point chart:repeated="12"/>
          </chart:series>
          <chart:series chart:style-name="ch13" chart:values-cell-range-address="Sheet1.F53:Sheet1.F64" chart:label-cell-address="Sheet1.F52:Sheet1.F52" chart:class="chart:line">
            <chart:data-point chart:repeated="12"/>
          </chart:series>
          <chart:series chart:style-name="ch14" chart:values-cell-range-address="Sheet1.G53:Sheet1.G64" chart:label-cell-address="Sheet1.G52:Sheet1.G52" chart:class="chart:line">
            <chart:data-point chart:repeated="12"/>
          </chart:series>
          <chart:series chart:style-name="ch15" chart:values-cell-range-address="Sheet1.H53:Sheet1.H64" chart:label-cell-address="Sheet1.H52:Sheet1.H52" chart:class="chart:line">
            <chart:data-point chart:repeated="12"/>
          </chart:series>
          <chart:series chart:style-name="ch16" chart:values-cell-range-address="Sheet1.I53:Sheet1.I64" chart:label-cell-address="Sheet1.I52:Sheet1.I52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=0.1 (max)</text:p>
                <draw:g>
                  <svg:desc>Sheet1.B52:Sheet1.B52</svg:desc>
                </draw:g>
              </table:table-cell>
              <table:table-cell office:value-type="string">
                <text:p>E=0.1 (relative)</text:p>
                <draw:g>
                  <svg:desc>Sheet1.C52:Sheet1.C52</svg:desc>
                </draw:g>
              </table:table-cell>
              <table:table-cell office:value-type="string">
                <text:p>E=0.25 (max)</text:p>
                <draw:g>
                  <svg:desc>Sheet1.D52:Sheet1.D52</svg:desc>
                </draw:g>
              </table:table-cell>
              <table:table-cell office:value-type="string">
                <text:p>E=0.25 (relative)</text:p>
                <draw:g>
                  <svg:desc>Sheet1.E52:Sheet1.E52</svg:desc>
                </draw:g>
              </table:table-cell>
              <table:table-cell office:value-type="string">
                <text:p>E=0.5 (max)</text:p>
                <draw:g>
                  <svg:desc>Sheet1.F52:Sheet1.F52</svg:desc>
                </draw:g>
              </table:table-cell>
              <table:table-cell office:value-type="string">
                <text:p>E=0.5 (relative)</text:p>
                <draw:g>
                  <svg:desc>Sheet1.G52:Sheet1.G52</svg:desc>
                </draw:g>
              </table:table-cell>
              <table:table-cell office:value-type="string">
                <text:p>E=0.75 (max)</text:p>
                <draw:g>
                  <svg:desc>Sheet1.H52:Sheet1.H52</svg:desc>
                </draw:g>
              </table:table-cell>
              <table:table-cell office:value-type="string">
                <text:p>E=0.75 (relative)</text:p>
                <draw:g>
                  <svg:desc>Sheet1.I52:Sheet1.I5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A53:Sheet1.A64</svg:desc>
                </draw:g>
              </table:table-cell>
              <table:table-cell office:value-type="float" office:value="0.023622">
                <text:p>0.023622</text:p>
                <draw:g>
                  <svg:desc>Sheet1.B53:Sheet1.B64</svg:desc>
                </draw:g>
              </table:table-cell>
              <table:table-cell office:value-type="float" office:value="0.009459">
                <text:p>0.009459</text:p>
                <draw:g>
                  <svg:desc>Sheet1.C53:Sheet1.C64</svg:desc>
                </draw:g>
              </table:table-cell>
              <table:table-cell office:value-type="float" office:value="0.057325">
                <text:p>0.057325</text:p>
                <draw:g>
                  <svg:desc>Sheet1.D53:Sheet1.D64</svg:desc>
                </draw:g>
              </table:table-cell>
              <table:table-cell office:value-type="float" office:value="0.022309">
                <text:p>0.022309</text:p>
                <draw:g>
                  <svg:desc>Sheet1.E53:Sheet1.E64</svg:desc>
                </draw:g>
              </table:table-cell>
              <table:table-cell office:value-type="float" office:value="0.133758">
                <text:p>0.133758</text:p>
                <draw:g>
                  <svg:desc>Sheet1.F53:Sheet1.F64</svg:desc>
                </draw:g>
              </table:table-cell>
              <table:table-cell office:value-type="float" office:value="0.046855">
                <text:p>0.046855</text:p>
                <draw:g>
                  <svg:desc>Sheet1.G53:Sheet1.G64</svg:desc>
                </draw:g>
              </table:table-cell>
              <table:table-cell office:value-type="float" office:value="0.286624">
                <text:p>0.286624</text:p>
                <draw:g>
                  <svg:desc>Sheet1.H53:Sheet1.H64</svg:desc>
                </draw:g>
              </table:table-cell>
              <table:table-cell office:value-type="float" office:value="0.096491">
                <text:p>0.096491</text:p>
                <draw:g>
                  <svg:desc>Sheet1.I53:Sheet1.I6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6319">
                <text:p>0.006319</text:p>
              </table:table-cell>
              <table:table-cell office:value-type="float" office:value="0.002996">
                <text:p>0.002996</text:p>
              </table:table-cell>
              <table:table-cell office:value-type="float" office:value="0.020173">
                <text:p>0.020173</text:p>
              </table:table-cell>
              <table:table-cell office:value-type="float" office:value="0.010053">
                <text:p>0.010053</text:p>
              </table:table-cell>
              <table:table-cell office:value-type="float" office:value="0.043228">
                <text:p>0.043228</text:p>
              </table:table-cell>
              <table:table-cell office:value-type="float" office:value="0.02448">
                <text:p>0.02448</text:p>
              </table:table-cell>
              <table:table-cell office:value-type="float" office:value="0.091892">
                <text:p>0.091892</text:p>
              </table:table-cell>
              <table:table-cell office:value-type="float" office:value="0.047944">
                <text:p>0.04794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619">
                <text:p>0.017619</text:p>
              </table:table-cell>
              <table:table-cell office:value-type="float" office:value="0.008425">
                <text:p>0.008425</text:p>
              </table:table-cell>
              <table:table-cell office:value-type="float" office:value="0.045045">
                <text:p>0.045045</text:p>
              </table:table-cell>
              <table:table-cell office:value-type="float" office:value="0.022211">
                <text:p>0.022211</text:p>
              </table:table-cell>
              <table:table-cell office:value-type="float" office:value="0.045045">
                <text:p>0.045045</text:p>
              </table:table-cell>
              <table:table-cell office:value-type="float" office:value="0.028313">
                <text:p>0.0283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94">
                <text:p>0.005594</text:p>
              </table:table-cell>
              <table:table-cell office:value-type="float" office:value="0.003412">
                <text:p>0.003412</text:p>
              </table:table-cell>
              <table:table-cell office:value-type="float" office:value="0.01502">
                <text:p>0.01502</text:p>
              </table:table-cell>
              <table:table-cell office:value-type="float" office:value="0.010285">
                <text:p>0.010285</text:p>
              </table:table-cell>
              <table:table-cell office:value-type="float" office:value="0.035048">
                <text:p>0.035048</text:p>
              </table:table-cell>
              <table:table-cell office:value-type="float" office:value="0.023355">
                <text:p>0.02335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764">
                <text:p>0.005764</text:p>
              </table:table-cell>
              <table:table-cell office:value-type="float" office:value="0.003468">
                <text:p>0.003468</text:p>
              </table:table-cell>
              <table:table-cell office:value-type="float" office:value="0.015801">
                <text:p>0.015801</text:p>
              </table:table-cell>
              <table:table-cell office:value-type="float" office:value="0.010519">
                <text:p>0.010519</text:p>
              </table:table-cell>
              <table:table-cell office:value-type="float" office:value="0.034594">
                <text:p>0.034594</text:p>
              </table:table-cell>
              <table:table-cell office:value-type="float" office:value="0.021411">
                <text:p>0.02141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78">
                <text:p>0.00578</text:p>
              </table:table-cell>
              <table:table-cell office:value-type="float" office:value="0.003286">
                <text:p>0.003286</text:p>
              </table:table-cell>
              <table:table-cell office:value-type="float" office:value="0.014249">
                <text:p>0.014249</text:p>
              </table:table-cell>
              <table:table-cell office:value-type="float" office:value="0.00999">
                <text:p>0.00999</text:p>
              </table:table-cell>
              <table:table-cell office:value-type="float" office:value="0.014249">
                <text:p>0.014249</text:p>
              </table:table-cell>
              <table:table-cell office:value-type="float" office:value="0.00999">
                <text:p>0.0099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922">
                <text:p>0.005922</text:p>
              </table:table-cell>
              <table:table-cell office:value-type="float" office:value="0.003604">
                <text:p>0.003604</text:p>
              </table:table-cell>
              <table:table-cell office:value-type="float" office:value="0.014799">
                <text:p>0.014799</text:p>
              </table:table-cell>
              <table:table-cell office:value-type="float" office:value="0.010394">
                <text:p>0.010394</text:p>
              </table:table-cell>
              <table:table-cell office:value-type="float" office:value="0.014799">
                <text:p>0.014799</text:p>
              </table:table-cell>
              <table:table-cell office:value-type="float" office:value="0.010623">
                <text:p>0.01062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35">
                <text:p>0.004735</text:p>
              </table:table-cell>
              <table:table-cell office:value-type="float" office:value="0.002803">
                <text:p>0.002803</text:p>
              </table:table-cell>
              <table:table-cell office:value-type="float" office:value="0.014795">
                <text:p>0.014795</text:p>
              </table:table-cell>
              <table:table-cell office:value-type="float" office:value="0.00887">
                <text:p>0.00887</text:p>
              </table:table-cell>
              <table:table-cell office:value-type="float" office:value="0.017544">
                <text:p>0.017544</text:p>
              </table:table-cell>
              <table:table-cell office:value-type="float" office:value="0.010074">
                <text:p>0.01007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27">
                <text:p>0.002227</text:p>
              </table:table-cell>
              <table:table-cell office:value-type="float" office:value="0.000045">
                <text:p>0.000045</text:p>
              </table:table-cell>
              <table:table-cell office:value-type="float" office:value="0.005803">
                <text:p>0.005803</text:p>
              </table:table-cell>
              <table:table-cell office:value-type="float" office:value="0.0033">
                <text:p>0.0033</text:p>
              </table:table-cell>
              <table:table-cell office:value-type="float" office:value="0.014829">
                <text:p>0.014829</text:p>
              </table:table-cell>
              <table:table-cell office:value-type="float" office:value="0.009695">
                <text:p>0.00969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04">
                <text:p>0.002004</text:p>
              </table:table-cell>
              <table:table-cell office:value-type="float" office:value="0.00004">
                <text:p>0.00004</text:p>
              </table:table-cell>
              <table:table-cell office:value-type="float" office:value="0.006012">
                <text:p>0.006012</text:p>
              </table:table-cell>
              <table:table-cell office:value-type="float" office:value="0.003342">
                <text:p>0.003342</text:p>
              </table:table-cell>
              <table:table-cell office:value-type="float" office:value="0.013878">
                <text:p>0.013878</text:p>
              </table:table-cell>
              <table:table-cell office:value-type="float" office:value="0.009637">
                <text:p>0.00963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21">
                <text:p>0.001821</text:p>
              </table:table-cell>
              <table:table-cell office:value-type="float" office:value="0.000036">
                <text:p>0.000036</text:p>
              </table:table-cell>
              <table:table-cell office:value-type="float" office:value="0.005405">
                <text:p>0.005405</text:p>
              </table:table-cell>
              <table:table-cell office:value-type="float" office:value="0.00324">
                <text:p>0.00324</text:p>
              </table:table-cell>
              <table:table-cell office:value-type="float" office:value="0.016852">
                <text:p>0.016852</text:p>
              </table:table-cell>
              <table:table-cell office:value-type="float" office:value="0.010129">
                <text:p>0.01012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69">
                <text:p>0.001669</text:p>
              </table:table-cell>
              <table:table-cell office:value-type="float" office:value="0.000033">
                <text:p>0.000033</text:p>
              </table:table-cell>
              <table:table-cell office:value-type="float" office:value="0.005008">
                <text:p>0.005008</text:p>
              </table:table-cell>
              <table:table-cell office:value-type="float" office:value="0.003268">
                <text:p>0.003268</text:p>
              </table:table-cell>
              <table:table-cell office:value-type="float" office:value="0.01437">
                <text:p>0.01437</text:p>
              </table:table-cell>
              <table:table-cell office:value-type="float" office:value="0.010045">
                <text:p>0.0100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